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officeooo:paragraph-rsid="000acb61"/>
    </style:style>
    <style:style style:name="P5" style:family="paragraph" style:parent-style-name="Standard">
      <style:paragraph-properties fo:margin-top="0.101cm" fo:margin-bottom="0.101cm" style: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paragraph01">
      <style:text-properties officeooo:paragraph-rsid="0023e19d"/>
    </style:style>
    <style:style style:name="P14" style:family="paragraph" style:parent-style-name="Standard" style:list-style-name="L1">
      <style:paragraph-properties fo:margin-top="0.101cm" fo:margin-bottom="0.101cm" style:contextual-spacing="false"/>
      <style:text-properties officeooo:paragraph-rsid="00259b1a"/>
    </style:style>
    <style:style style:name="P15" style:family="paragraph" style:parent-style-name="Standard" style:list-style-name="L1">
      <style:paragraph-properties fo:margin-top="0.101cm" fo:margin-bottom="0.101cm" style:contextual-spacing="false"/>
      <style:text-properties officeooo:rsid="000acb61" officeooo:paragraph-rsid="00259b1a"/>
    </style:style>
    <style:style style:name="P16" style:family="paragraph" style:parent-style-name="body" style:list-style-name="L2"/>
    <style:style style:name="P17" style:family="paragraph" style:parent-style-name="body" style:list-style-name="L3"/>
    <style:style style:name="P18" style:family="paragraph" style:parent-style-name="body" style:list-style-name="L6">
      <style:text-properties officeooo:paragraph-rsid="001090b9"/>
    </style:style>
    <style:style style:name="P19" style:family="paragraph" style:parent-style-name="body" style:list-style-name="L6">
      <style:text-properties officeooo:paragraph-rsid="0014b991"/>
    </style:style>
    <style:style style:name="P20" style:family="paragraph" style:parent-style-name="body" style:list-style-name="L6">
      <style:text-properties style:text-line-through-style="solid" style:text-line-through-type="single" officeooo:rsid="0014b991" officeooo:paragraph-rsid="0014b991"/>
    </style:style>
    <style:style style:name="P21" style:family="paragraph" style:parent-style-name="body" style:list-style-name="L7"/>
    <style:style style:name="P22" style:family="paragraph" style:parent-style-name="body" style:list-style-name="L8"/>
    <style:style style:name="P23" style:family="paragraph" style:parent-style-name="body" style:list-style-name="L9"/>
    <style:style style:name="P24" style:family="paragraph" style:parent-style-name="clanek">
      <style:text-properties style:text-line-through-style="solid" style:text-line-through-type="single"/>
    </style:style>
    <style:style style:name="P25" style:family="paragraph" style:parent-style-name="paragraph01" style:list-style-name="L4">
      <style:text-properties officeooo:paragraph-rsid="0023e19d"/>
    </style:style>
    <style:style style:name="P26" style:family="paragraph" style:parent-style-name="paragraph01" style:list-style-name="L5">
      <style:text-properties officeooo:paragraph-rsid="0023e19d"/>
    </style:style>
    <style:style style:name="P27" style:family="paragraph" style:parent-style-name="paragraph01">
      <style:text-properties style:font-name="Liberation Serif"/>
    </style:style>
    <style:style style:name="P28" style:family="paragraph" style:parent-style-name="paragraph01">
      <style:text-properties style:text-line-through-style="solid" style:text-line-through-type="singl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fo:color="#ff9900" loext:opacity="100%" officeooo:rsid="00202bd3" fo:background-color="transparent" loext:char-shading-value="0"/>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59b1a"/>
    </style:style>
    <style:style style:name="T16" style:family="text">
      <style:text-properties officeooo:rsid="002a9ac5"/>
    </style:style>
    <style:style style:name="T17" style:family="text">
      <style:text-properties officeooo:rsid="002c22b6"/>
    </style:style>
    <style:style style:name="T18" style:family="text">
      <style:text-properties officeooo:rsid="002e702c"/>
    </style:style>
    <style:style style:name="T19" style:family="text">
      <style:text-properties style:font-name="Arial" fo:font-size="12pt" style:font-size-asian="12pt"/>
    </style:style>
    <style:style style:name="T20" style:family="text">
      <style:text-properties style:font-name="Arial" fo:font-size="12pt" officeooo:rsid="000a92de" style:font-size-asian="12pt"/>
    </style:style>
    <style:style style:name="T21" style:family="text">
      <style:text-properties fo:font-size="12pt" officeooo:rsid="000a92de" style:font-size-asian="12pt"/>
    </style:style>
    <style:style style:name="T22" style:family="text">
      <style:text-properties fo:font-size="12pt" officeooo:rsid="002e702c" style:font-size-asian="12pt"/>
    </style:style>
    <style:style style:name="T23" style:family="text">
      <style:text-properties officeooo:rsid="002f9fc2"/>
    </style:style>
    <style:style style:name="T24" style:family="text">
      <style:text-properties fo:color="#c9211e" loext:opacity="100%" officeooo:rsid="00202bd3" fo:background-color="transparent" loext:char-shading-value="0"/>
    </style:style>
    <style:style style:name="T25" style:family="text">
      <style:text-properties style:use-window-font-color="true" loext:opacity="0%" officeooo:rsid="00202bd3" fo:background-color="transparent" loext:char-shading-value="0"/>
    </style:style>
    <style:style style:name="T26" style:family="text">
      <style:text-properties officeooo:rsid="003106bf"/>
    </style:style>
    <style:style style:name="T27" style:family="text">
      <style:text-properties officeooo:rsid="0032e36e"/>
    </style:style>
    <style:style style:name="T28" style:family="text">
      <style:text-properties officeooo:rsid="003369f1"/>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3">spolku</text:span> je: ”<text:span text:style-name="T1">Krčín z.s.</text:span><text:span text:style-name="T1"><office:annotation><dc:creator>Jirka Liska</dc:creator><dc:date>2020-10-05T20:07:55.326292175</dc:date><meta:creator-initials>JL</meta:creator-initials><text:p text:style-name="P29"><text:span text:style-name="T29">Jirka souhlasí 05/10/2020</text:span></text:p><text:p text:style-name="P29"><text:span text:style-name="T29">Zdeněk souhlasí 05/10/2020 (alternativní návrh Novohradsko, z.s.</text:span></text:p></office:annotation></text:span>” (dále jen ”<text:span text:style-name="T13">spolek</text:span>”); </text:p>
      <text:p text:style-name="P2">2) Sídlem spolk<text:span text:style-name="T14">u</text:span> je <text:span text:style-name="T16">Vodárenská 1097, 379 01 <text:s/>Třeboň II</text:span></text:p>
      <text:p text:style-name="paragraph01">3) Spolek působí na celém území České republiky, spolek se nečlení na organizační jednotky<text:span text:style-name="T6"> -</text:span> cel<text:span text:style-name="T14">ý</text:span> spolek je místně příslušnou organizační jednotkou<text:span text:style-name="T1">.</text:span></text:p>
      <text:p text:style-name="P27">4) Charakter spolku<text:span text:style-name="T18"> -</text:span> <text:span text:style-name="T18">s</text:span><text:span text:style-name="T1">polek je dobrovolnou organizací , v níž se sdružují zastánci ochrany přírody, krajiny a původního krajinného rázu.</text:span><text:span text:style-name="T23"> Spolek je apolitický.</text:span><text:span text:style-name="T1"> </text:span><text:span text:style-name="T21">Právní poměry spolku upravuje Občanský zákoník a tyto</text:span><text:span text:style-name="T22"> </text:span>stanovy.<office:annotation><dc:creator>Jiri Liska</dc:creator><dc:date>2020-10-06T09:22:21.942000000</dc:date><text:p text:style-name="P30"><text:span text:style-name="T30">upravil Jirka 06/10/20</text:span></text:p></office:annotation></text:p>
      <text:p text:style-name="P2"/>
      <text:p text:style-name="clanek">čl. II<text:line-break/>Cíle činnosti</text:p>
      <text:p text:style-name="P3"/>
      <text:p text:style-name="P5">Cíle spolku jsou: </text:p>
      <text:list xml:id="list1760075306" text:style-name="L1">
        <text:list-item>
          <text:p text:style-name="P14">ochrana přírody a krajiny, což je hlavním posláním spolku</text:p>
        </text:list-item>
        <text:list-item>
          <text:p text:style-name="P14">ochrana životního<office:annotation><dc:creator>Unknown Author</dc:creator><dc:date>2020-10-01T20:27:11.023162773</dc:date><text:p><text:span text:style-name="T29">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29"><text:s/></text:span><text:span text:style-name="T29">Budete-li chtít, aby se sdružení mohlo účastnit správních řízení, musí mít v části stanov definujících jeho cíle </text:span><text:span text:style-name="T29"><text:line-break/></text:span><text:span text:style-name="T29">— jako hlavní poslání ochranu přírody a krajiny — pro správní řízení, jež se mohou dotýkat ochrany přírody a krajiny (viz § 70 zákona č. 114/1992 Sb. o ochraně přírody a krajiny).</text:span><text:span text:style-name="T29"><text:line-break/></text:span><text:span text:style-name="T29">—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4">ochrana památek, kulturních hodnot a krajinného rázu urbanizované i neurbanizované krajiny;</text:p>
        </text:list-item>
        <text:list-item>
          <text:p text:style-name="P15">budování <text:span text:style-name="T16">a udržování </text:span>přírodě blízkých krajinných prvků - například vodních nádrží, pastvin, sadů</text:p>
        </text:list-item>
        <text:list-item>
          <text:p text:style-name="P15">pořádání kulturních<text:span text:style-name="T16"> a společenských</text:span><text:span text:style-name="T16"><office:annotation><dc:creator>Jirka Liska</dc:creator><dc:date>2020-10-05T20:10:51.540747568</dc:date><meta:creator-initials>JL</meta:creator-initials><text:p text:style-name="P29"><text:span text:style-name="T29">Společenských po konzultaci se Zdeňkem 05/10/2020</text:span></text:p></office:annotation></text:span> akcí</text:p>
        </text:list-item>
        <text:list-item>
          <text:p text:style-name="P14"><text:span text:style-name="T15">správa movitého a nemovitého majetku ve vlastnictví spolku</text:span><text:span text:style-name="T15"><office:annotation><dc:creator>Unknown Author</dc:creator><dc:date>2020-10-04T17:01:35.303679222</dc:date><text:p text:style-name="P29"><text:span text:style-name="T29">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7">2) Hlavním formou dosahování cílů spolku je <text:span text:style-name="T26">vykonávání</text:span> obecně prospěšných činností v oblastech ochrany životního prostředí<text:span text:style-name="T10"> a tvorby krajiny</text:span> , zejména:<office:annotation><dc:creator>Jiri Liska</dc:creator><dc:date>2020-10-01T16:26:13.797000000</dc:date><text:p text:style-name="P32"><text:span text:style-name="T29">(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2"><text:span text:style-name="T29"/></text:p><text:p text:style-name="P29"><text:span text:style-name="T29">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 xml:id="list2452244203" text:style-name="L2">
        <text:list-item>
          <text:p text:style-name="P16">praktická činnost členů ve spolupráci s orgány ochrany životního prostředí<text:span text:style-name="T10"> a </text:span><text:span text:style-name="T25">památkové péče</text:span></text:p>
        </text:list-item>
        <text:list-item>
          <text:p text:style-name="P16">kooperace s jinými sdruženími majícími za svůj hlavní cíl<text:span text:style-name="T5"> organizování společenských a kulturních akcí.</text:span></text:p>
        </text:list-item>
        <text:list-item>
          <text:p text:style-name="P16">účast při jednáních a řízeních s volenými i správními orgány;</text:p>
        </text:list-item>
        <text:list-item>
          <text:p text:style-name="P16">osvětová činnost.</text:p>
        </text:list-item>
      </text:list>
      <text:p text:style-name="P7"><text:soft-page-break/>3) Další formy a konkretizaci činnosti stanoví členská schůze.</text:p>
      <text:p text:style-name="clanek">čl. IV<text:line-break/>Členství ve spolku</text:p>
      <text:p text:style-name="paragraph01">1) Členem spolku může být jen fyzická osoba starší 18<text:span text:style-name="T6">ti</text:span><text:span text:style-name="T6"><office:annotation><dc:creator>Jirka Liska</dc:creator><dc:date>2020-10-05T20:13:37.021027124</dc:date><meta:creator-initials>JL</meta:creator-initials><text:p text:style-name="P29"><text:span text:style-name="T29">Jirka souhlasí 05/10/2020</text:span></text:p><text:p text:style-name="P29"><text:span text:style-name="T29">Zdeněk souhlasí 05/10/2020</text:span></text:p></office:annotation></text:span> let</text:p>
      <text:p text:style-name="paragraph01">2) Přihlášku ke členství přijímá výbor spolku. Pro přijetí člena je potřeba souhlas <text:span text:style-name="T7">alespoň 3/4 členů spolku</text:span><text:span text:style-name="T7"><office:annotation><dc:creator>Jirka Liska</dc:creator><dc:date>2020-10-05T20:14:38.293043955</dc:date><meta:creator-initials>JL</meta:creator-initials><text:p text:style-name="P29"><text:span text:style-name="T29">Jirka souhlasí 05/10/2020</text:span></text:p><text:p text:style-name="P29"><text:span text:style-name="T29">Zdeněk navrhuje přijímání výborem 05/10/2020 možná ještě prodiskutovat</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31"><text:span text:style-name="T29">nevím jestli tam tento odstavec potřebujeme, mám za to že asi spíš ne</text:span></text:p><text:p text:style-name="P31"><text:span text:style-name="T29"/></text:p><text:p text:style-name="P31"><text:span text:style-name="T29">Přípravný výbor – zakládající členové dohodnuto Jirka, Zdeněk, Dub</text:span></text:p></office:annotation>.</text:p>
      <text:p text:style-name="P8">4) Členství zaniká </text:p>
      <text:list xml:id="list1974273016" text:style-name="L3">
        <text:list-item>
          <text:p text:style-name="P17">doručením písemného oznámení člena o vystoupení výboru spolku;</text:p>
        </text:list-item>
        <text:list-item>
          <text:p text:style-name="P17">rozhodnutím členské schůze o vyloučení;</text:p>
        </text:list-item>
        <text:list-item>
          <text:p text:style-name="P17">nezaplacením členských příspěvků ve dvou po sobě následujících letech;</text:p>
        </text:list-item>
        <text:list-item>
          <text:p text:style-name="P17">úmrtí<text:span text:style-name="T7">m</text:span> člena spolku </text:p>
        </text:list-item>
        <text:list-item>
          <text:p text:style-name="P17">zánikem spolku </text:p>
        </text:list-item>
      </text:list>
      <text:p text:style-name="P13">5) Člen má právo</text:p>
      <text:list xml:id="list3374635453" text:style-name="L4">
        <text:list-item>
          <text:p text:style-name="P25">účastnit se činnosti spolku a jeho orgánů a být o této činnosti informován;</text:p>
        </text:list-item>
        <text:list-item>
          <text:p text:style-name="P25">účastnit se členské schůze, volit orgány spolku a být do nich volen;</text:p>
        </text:list-item>
        <text:list-item>
          <text:p text:style-name="P25">předkládat návrhy, podněty a připomínky k činnosti spolku;</text:p>
        </text:list-item>
        <text:list-item>
          <text:p text:style-name="P25">podílet se na stanovování cílů a forem činnosti spolku;<text:line-break/></text:p>
        </text:list-item>
      </text:list>
      <text:p text:style-name="P13">6) Člen má povinnost</text:p>
      <text:list xml:id="list2979998800" text:style-name="L5">
        <text:list-item>
          <text:p text:style-name="P26">dodržovat tyto stanovy, a jednat v souladu s cíly spolku</text:p>
        </text:list-item>
        <text:list-item>
          <text:p text:style-name="P26">platit členské příspěvky<office:annotation><dc:creator>Jiri Liska</dc:creator><dc:date>2020-10-01T16:57:38.677000000</dc:date><text:p text:style-name="P31"><text:span text:style-name="T29">chceme příspěvky, nechceme příspěvky?</text:span></text:p><text:p text:style-name="P31"><text:span text:style-name="T29"/></text:p><text:p text:style-name="P31"><text:span text:style-name="T29">Členské příspěvky chceme, 300Kč/rok </text:span></text:p><text:p text:style-name="P29"><text:span text:style-name="T29">Jirka souhlasí 05/10/2020</text:span></text:p><text:p text:style-name="P31"><text:span text:style-name="T29">Zdeněk souhlasí 05/10/2020</text:span></text:p></office:annotation></text:p>
        </text:list-item>
      </text:list>
      <text:p text:style-name="paragraph01">7) Členské příspěvky jsou stanoveny ve výši <text:span text:style-name="T17">300</text:span>,–Kč/<text:span text:style-name="T17">rok.</text:span><text:span text:style-name="T27"> Členská schůze může upravit výši členských příspěvků.</text:span> <office:annotation><dc:creator>Jiri Liska</dc:creator><dc:date>2020-10-01T16:57:17.416000000</dc:date><text:p text:style-name="P31"><text:span text:style-name="T29">je třeba upravit podle příspěvků</text:span></text:p><text:p text:style-name="P29"><text:span text:style-name="T29">Upravil Jirka </text:span></text:p><text:p text:style-name="P29"><text:span text:style-name="T29">Jirka souhlasí 05/10/2020</text:span></text:p><text:p text:style-name="P31"><text:span text:style-name="T29">Zdeněk souhlasí 05/10/2020</text:span></text:p></office:annotation></text:p>
      <text:p text:style-name="clanek">čl. V<text:line-break/>Orgány spolku</text:p>
      <text:p text:style-name="P6">Orgány spolku jsou:</text:p>
      <text:list xml:id="list2067988975" text:style-name="L6">
        <text:list-item>
          <text:p text:style-name="P18">členská schůze</text:p>
        </text:list-item>
        <text:list-item>
          <text:p text:style-name="P19">výbor a předseda spolku<office:annotation><dc:creator>Unknown Author</dc:creator><dc:date>2020-10-01T19:55:34.821829596</dc:date><text:p text:style-name="P29"><text:span text:style-name="T29">Statutární orgán předseda. Zastupuje společnost samostatně. Alespoň do začátku to tak necháme. </text:span></text:p><text:p text:style-name="P29"><text:span text:style-name="T29">Jirka souhlasí 05/10/2020</text:span></text:p><text:p text:style-name="P29"><text:span text:style-name="T29">Zdeněk souhlasí 05/10/2020</text:span></text:p></office:annotation></text:p>
        </text:list-item>
        <text:list-item>
          <text:p text:style-name="P20"><office:annotation office:name="__Annotation__248_2680545547" loext:resolved="false"><dc:creator>Jiri Liska</dc:creator><dc:date>2020-10-05T14:45:24.048000000</dc:date><text:p text:style-name="P29"><text:span text:style-name="T29">Revizora mít nejspíš nemusíme, tak bych to neřešil zatím asi. Navíc by neměl být členem výboru, takže by to musel být někdo čtvrtý. Jirka</text:span></text:p><text:p text:style-name="P29"><text:span text:style-name="T29"/></text:p><text:p text:style-name="P29"><text:span text:style-name="T29">Revizora rušíme, nejsou lidi.</text:span></text:p><text:p text:style-name="P29"><text:span text:style-name="T29">Jirka souhlasí 05/10/2020</text:span></text:p><text:p text:style-name="P29"><text:span text:style-name="T29">Zdeněk souhlasí 05/10/2020</text:span></text:p></office:annotation>revizor<office:annotation-end office:name="__Annotation__248_2680545547"/></text:p>
        </text:list-item>
      </text:list>
      <text:p text:style-name="clanek"><text:soft-page-break/>čl. VI<text:line-break/>Členská schůze</text:p>
      <text:p text:style-name="paragraph01">1) Členská schůze je nejvyšším orgánem spolku; schází se nejméně jednou ročně;</text:p>
      <text:p text:style-name="paragraph01">2) Členskou schůzi svolává výbor spolku. Členská schůze je usnášeníschopná, je-li přítomna alespoň polovina členů spolku<office:annotation><dc:creator>Unknown Author</dc:creator><dc:date>2020-10-01T19:58:03.714258933</dc:date><text:p text:style-name="P29"><text:span text:style-name="T29">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9"><text:span text:style-name="T29">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9">4) Členská schůze</text:p>
      <text:list xml:id="list3816845457" text:style-name="L7">
        <text:list-item>
          <text:p text:style-name="P21">schvaluje stanovy spolku a jejich změny, rozhoduje o zániku spolku; pro přijetí těchto rozhodnutí je potřeba 2/3 většiny všech členů spolku<office:annotation><dc:creator>Unknown Author</dc:creator><dc:date>2020-10-01T20:04:12.336785375</dc:date><text:p text:style-name="P29"><text:span text:style-name="T29">Nebo ¾ radši? Jirka</text:span></text:p></office:annotation></text:p>
        </text:list-item>
        <text:list-item>
          <text:p text:style-name="P21">volí výbor spolku a revizora</text:p>
        </text:list-item>
        <text:list-item>
          <text:p text:style-name="P21">schvaluje rozpočet, zprávu o činnosti, zprávu o hospodaření za minulé období a revizní zprávu;<text:line-break/></text:p>
        </text:list-item>
      </text:list>
      <text:list xml:id="list953637191" text:style-name="L8">
        <text:list-item>
          <text:p text:style-name="P22">přijímá nové členy (je-li tím členství podmíněno) a rozhoduje o vyloučení člena;</text:p>
        </text:list-item>
        <text:list-item>
          <text:p text:style-name="P22">určuje formy a konkretizaci činnosti pro další období;</text:p>
        </text:list-item>
        <text:list-item>
          <text:p text:style-name="P22">stanovuje výši zápisného a členských příspěvků;</text:p>
          <text:p text:style-name="P22"/>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p text:style-name="P12">2) Výbor spolku řídí spolek v období mezi členskými schůzemi. Schůze výboru spolku je volně přístupná členům spolku. Výbor spolku</text:p>
      <text:list xml:id="list1349610377" text:style-name="L9">
        <text:list-item>
          <text:p text:style-name="P23">na nejbližší schůzi projedná věc, požádá-li o to člen spolku;</text:p>
        </text:list-item>
        <text:list-item>
          <text:p text:style-name="P23">připravuje zprávu o činnosti za minulé období, návrh rozpočtu na další období, případné změny stanov, návrh cílů další činnosti<text:span text:style-name="T27">.</text:span></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29"><text:s/></text:span><text:span text:style-name="T29">(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P24">čl. VIII<text:line-break/>Revizor spolku</text:p>
      <text:p text:style-name="P28">1) Kontroluje činnost spolku, především jeho hospodaření a plnění rozhodnutí členské schůze; jeho funkčním obdobím je jeden rok;</text:p>
      <text:p text:style-name="P28"><text:soft-page-break/>2) Připravuje revizní zprávy a posudek návrhu výroční zprávu; tyto předkládá členské schůzi.</text:p>
      <text:p text:style-name="paragraph01"/>
      <text:p text:style-name="clanek"><text:line-break/>čl. <text:span text:style-name="T4">VIII</text:span><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office:annotation><dc:creator>Unknown Author</dc:creator><dc:date>2020-10-01T20:20:32.577527400</dc:date><text:p text:style-name="P29"><text:span text:style-name="T29">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text:span text:style-name="T4">IX</text:span><text:line-break/>Okolnosti zániku spolku</text:p>
      <text:p text:style-name="paragraph01">V případě zániku <text:span text:style-name="T28">rozhodne členská schůze o vypořádání majetku</text:span><office:annotation><dc:creator>Unknown Author</dc:creator><dc:date>2020-10-01T20:22:13.134883576</dc:date><text:p text:style-name="P29"><text:span text:style-name="T29">Toto bych nějak upravil, třeba že členská schůze rozhodne o rozdělení majetku atd. Tuhle formulaci bych tam nenechával, přijde mi nebezpečná. Jirka</text:span></text:p><text:p text:style-name="P29"><text:span text:style-name="T29"/></text:p><text:p text:style-name="P29"><text:span text:style-name="T29">Rozhodne členská schůze.</text:span></text:p><text:p text:style-name="P29"><text:span text:style-name="T29">Jirka souhlasí 05/10/2020</text:span></text:p><text:p text:style-name="P29"><text:span text:style-name="T29">Zdeněk souhlasí 05/10/2020</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6T09:52:40.953000000</dc:date>
    <meta:editing-duration>PT2H25M44S</meta:editing-duration>
    <meta:editing-cycles>39</meta:editing-cycles>
    <meta:generator>LibreOffice/7.0.1.2$Windows_X86_64 LibreOffice_project/7cbcfc562f6eb6708b5ff7d7397325de9e764452</meta:generator>
    <dc:creator>Jiri Liska</dc:creator>
    <meta:document-statistic meta:table-count="0" meta:image-count="0" meta:object-count="0" meta:page-count="4" meta:paragraph-count="73" meta:word-count="869" meta:character-count="5592" meta:non-whitespace-character-count="4809"/>
  </office:meta>
</office:document-meta>
</file>